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334cc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2796" officeooo:paragraph-rsid="00112796" fo:background-color="#ffa6a6" style:font-size-asian="14pt" style:font-weight-asian="bold" style:font-size-complex="14pt" style:font-weight-complex="bold"/>
    </style:style>
    <style:style style:name="P3" style:family="paragraph" style:parent-style-name="Text_20_body">
      <style:text-properties officeooo:paragraph-rsid="0015dad8"/>
    </style:style>
    <style:style style:name="P4" style:family="paragraph" style:parent-style-name="Heading_20_2">
      <style:text-properties officeooo:paragraph-rsid="00193b69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/>
      <style:text-properties officeooo:paragraph-rsid="001520ac"/>
    </style:style>
    <style:style style:name="P10" style:family="paragraph" style:parent-style-name="Text_20_body" style:list-style-name="L3">
      <style:paragraph-properties fo:line-height="100%" fo:text-align="justify" style:justify-single-word="false"/>
      <style:text-properties officeooo:paragraph-rsid="001520ac"/>
    </style:style>
    <style:style style:name="P11" style:family="paragraph" style:parent-style-name="Text_20_body" style:list-style-name="L3">
      <style:paragraph-properties fo:line-height="100%" fo:text-align="justify" style:justify-single-word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  <style:text-properties officeooo:paragraph-rsid="00126649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text-properties officeooo:paragraph-rsid="0015dad8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3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  <style:text-properties officeooo:paragraph-rsid="001334cc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  <style:text-properties officeooo:paragraph-rsid="00126649"/>
    </style:style>
    <style:style style:name="P35" style:family="paragraph" style:parent-style-name="Text_20_body" style:list-style-name="L16">
      <style:paragraph-properties fo:margin-top="0cm" fo:margin-bottom="0cm" style:contextual-spacing="false"/>
    </style:style>
    <style:style style:name="P36" style:family="paragraph" style:parent-style-name="Text_20_body" style:list-style-name="L17"/>
    <style:style style:name="P37" style:family="paragraph" style:parent-style-name="Text_20_body" style:list-style-name="L17">
      <style:paragraph-properties fo:margin-top="0cm" fo:margin-bottom="0cm" style:contextual-spacing="false"/>
    </style:style>
    <style:style style:name="P38" style:family="paragraph" style:parent-style-name="Text_20_body" style:list-style-name="L18"/>
    <style:style style:name="P39" style:family="paragraph" style:parent-style-name="Text_20_body" style:list-style-name="L18">
      <style:paragraph-properties fo:margin-top="0cm" fo:margin-bottom="0cm" style:contextual-spacing="false"/>
    </style:style>
    <style:style style:name="P40" style:family="paragraph" style:parent-style-name="Text_20_body">
      <style:paragraph-properties fo:text-align="start" style:justify-single-word="false"/>
      <style:text-properties fo:font-size="14pt" fo:font-weight="bold" officeooo:rsid="00112796" officeooo:paragraph-rsid="00193b69" fo:background-color="#ffa6a6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size="14pt" fo:font-weight="bold" officeooo:rsid="00112796" officeooo:paragraph-rsid="00112796" fo:background-color="#ffa6a6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size="14pt" fo:font-weight="bold" officeooo:rsid="00193b69" officeooo:paragraph-rsid="00193b69" fo:background-color="#ffa6a6" style:font-size-asian="14pt" style:font-weight-asian="bold" style:font-size-complex="14pt" style:font-weight-complex="bold"/>
    </style:style>
    <style:style style:name="P43" style:family="paragraph" style:parent-style-name="Text_20_body" style:list-style-name="L19">
      <style:paragraph-properties fo:margin-top="0cm" fo:margin-bottom="0cm" style:contextual-spacing="false"/>
      <style:text-properties officeooo:paragraph-rsid="00193b69"/>
    </style:style>
    <style:style style:name="P44" style:family="paragraph" style:parent-style-name="Text_20_body" style:list-style-name="L19">
      <style:text-properties officeooo:paragraph-rsid="00193b69"/>
    </style:style>
    <style:style style:name="T1" style:family="text">
      <style:text-properties officeooo:rsid="00126649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 fo:font-size="16pt" style:font-size-asian="16pt" style:font-size-complex="16pt"/>
    </style:style>
    <style:style style:name="T4" style:family="text">
      <style:text-properties fo:color="#c9211e" loext:opacity="100%" fo:font-size="18pt" style:font-size-asian="18pt" style:font-size-complex="18pt"/>
    </style:style>
    <style:style style:name="T5" style:family="text">
      <style:text-properties fo:color="#c9211e" loext:opacity="100%" fo:font-size="18pt" officeooo:rsid="001334cc" style:font-size-asian="18pt" style:font-size-complex="18pt"/>
    </style:style>
    <style:style style:name="T6" style:family="text">
      <style:text-properties fo:color="#c9211e" loext:opacity="100%" fo:font-size="18pt" officeooo:rsid="0015dad8" style:font-size-asian="18pt" style:font-size-complex="18pt"/>
    </style:style>
    <style:style style:name="T7" style:family="text">
      <style:text-properties officeooo:rsid="0017a9ac"/>
    </style:style>
    <style:style style:name="T8" style:family="text">
      <style:text-properties fo:color="#000000" loext:opacity="100%" fo:font-size="15pt" officeooo:rsid="0015dad8" style:font-size-asian="15pt" style:font-size-complex="15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Here's a structured summary of the steps <text:span text:style-name="T1">I</text:span> have used for <text:span text:style-name="T1">my</text:span> Digital Signal Processing (DSP) tasks:</text:p>
      <text:p text:style-name="P41"/>
      <text:p text:style-name="P42"># JUPYTER NOTEBOOK</text:p>
      <text:p text:style-name="Horizontal_20_Line"/>
      <text:h text:style-name="Heading_20_3" text:outline-level="3"><text:span text:style-name="Strong_20_Emphasis"><text:span text:style-name="T2">Digital Signal Processing Approach</text:span></text:span></text:h>
      <text:h text:style-name="Heading_20_4" text:outline-level="4"><text:span text:style-name="Strong_20_Emphasis"><text:span text:style-name="T4">Step 1: Spectrogram Visualization of Real-Time Data</text:span></text:span></text:h>
      <text:list xml:id="list767981620" text:style-name="L1">
        <text:list-item>
          <text:p text:style-name="P6">Generate a spectrogram to analyze time-varying frequency content. </text:p>
        </text:list-item>
        <text:list-item>
          <text:p text:style-name="P6">X-axis: Time in seconds. </text:p>
        </text:list-item>
        <text:list-item>
          <text:p text:style-name="P6">Y-axis: Frequency spectrum in Hz. </text:p>
        </text:list-item>
        <text:list-item>
          <text:p text:style-name="P6">Color scale: Intensity (power) in dB. </text:p>
        </text:list-item>
        <text:list-item>
          <text:p text:style-name="P5">Purpose: Identify frequency shifts, transient behavior, or patterns in time-varying signals. </text:p>
        </text:list-item>
      </text:list>
      <text:h text:style-name="Heading_20_4" text:outline-level="4"><text:span text:style-name="Strong_20_Emphasis"><text:span text:style-name="T4">Step 2: Spectral Analysis in the Frequency Domain</text:span></text:span></text:h>
      <text:list xml:id="list3751352048" text:style-name="L2">
        <text:list-item>
          <text:p text:style-name="P7"><text:span text:style-name="Strong_20_Emphasis">Power Spectral Density (PSD) Calculation &amp; Plotting:</text:span></text:p>
          <text:list>
            <text:list-item>
              <text:p text:style-name="P8">Apply a Hamming window to minimize spectral leakage. </text:p>
            </text:list-item>
            <text:list-item>
              <text:p text:style-name="P8">Compute PSD using Welch’s method. </text:p>
            </text:list-item>
            <text:list-item>
              <text:p text:style-name="P8">Perform frequency shifting to center the spectrum. </text:p>
            </text:list-item>
            <text:list-item>
              <text:p text:style-name="P8">Compute mean PSD and display it. </text:p>
            </text:list-item>
            <text:list-item>
              <text:p text:style-name="P8">Plot PSD with a log scale and highlight the mean PSD. </text:p>
            </text:list-item>
          </text:list>
        </text:list-item>
        <text:list-item>
          <text:p text:style-name="P7"><text:span text:style-name="Strong_20_Emphasis">Frequency Spectrum Analysis:</text:span></text:p>
          <text:list>
            <text:list-item>
              <text:p text:style-name="P8">Compute FFT to transform the signal into the frequency domain. </text:p>
            </text:list-item>
            <text:list-item>
              <text:p text:style-name="P8">Shift the zero-frequency component to the center. </text:p>
            </text:list-item>
            <text:list-item>
              <text:p text:style-name="P8">Create a frequency axis based on the sampling rate. </text:p>
            </text:list-item>
            <text:list-item>
              <text:p text:style-name="P7">Plot the magnitude of the FFT for spectral analysis. </text:p>
            </text:list-item>
          </text:list>
        </text:list-item>
      </text:list>
      <text:h text:style-name="Heading_20_4" text:outline-level="4"><text:span text:style-name="Strong_20_Emphasis"><text:span text:style-name="T4">Step 3: Energy-Based Algorithm for Signal Packet Detection &amp; Extraction</text:span></text:span></text:h>
      <text:p text:style-name="Text_20_body"><text:span text:style-name="Strong_20_Emphasis"/></text:p>
      <text:list xml:id="list1766804186" text:style-name="L3">
        <text:list-item>
          <text:p text:style-name="P9">Apply a bandpass filter to isolate the desired frequency range.</text:p>
        </text:list-item>
        <text:list-item>
          <text:p text:style-name="P9">Use a Butterworth filter with filtfilt for zero-phase distortion.</text:p>
        </text:list-item>
        <text:list-item>
          <text:p text:style-name="P10">Compute energy as the squared magnitude of the filtered signal.</text:p>
        </text:list-item>
        <text:list-item>
          <text:p text:style-name="P10">Apply a sliding window/moving average for smoothing.</text:p>
        </text:list-item>
        <text:list-item>
          <text:p text:style-name="P11">Set an energy threshold based on noise level and scaling factor.</text:p>
        </text:list-item>
        <text:list-item>
          <text:p text:style-name="P11">Identify start and end points of packets based on energy exceeding the threshold.</text:p>
        </text:list-item>
        <text:list-item>
          <text:p text:style-name="P11">Plot energy profile and mark detected packets.</text:p>
        </text:list-item>
        <text:list-item>
          <text:p text:style-name="P10">Extract packets using detected start/end indices.</text:p>
        </text:list-item>
        <text:list-item>
          <text:p text:style-name="P10"><text:soft-page-break/>Print start time, end time, and duration.</text:p>
        </text:list-item>
      </text:list>
      <text:h text:style-name="Heading_20_4" text:outline-level="4"><text:span text:style-name="Strong_20_Emphasis"><text:span text:style-name="T4">Step 4: Spectrogram Visualization of Extracted Packets</text:span></text:span></text:h>
      <text:list xml:id="list1258397448" text:style-name="L4">
        <text:list-item>
          <text:p text:style-name="P12">Generate spectrograms for all extracted packets to analyze frequency content. </text:p>
        </text:list-item>
      </text:list>
      <text:h text:style-name="Heading_20_4" text:outline-level="4"><text:span text:style-name="Strong_20_Emphasis"><text:span text:style-name="T3">Step 5: Frequency Offset Estimation for Signal Packets</text:span></text:span></text:h>
      <text:list xml:id="list2683128247" text:style-name="L5">
        <text:list-item>
          <text:p text:style-name="P14">Compute PSD using Welch’s method. </text:p>
        </text:list-item>
        <text:list-item>
          <text:p text:style-name="P14">Identify frequency bands using a thresholding approach. </text:p>
        </text:list-item>
        <text:list-item>
          <text:p text:style-name="P13">Estimate frequency offset from detected bands. </text:p>
        </text:list-item>
      </text:list>
      <text:h text:style-name="Heading_20_4" text:outline-level="4"><text:span text:style-name="Strong_20_Emphasis"><text:span text:style-name="T4">Step 6: Frequency Offset Correction for Signal Packets</text:span></text:span></text:h>
      <text:list xml:id="list1289418490" text:style-name="L6">
        <text:list-item>
          <text:p text:style-name="P16">Compute offset and correct it using: y(t)=y(t)×exp⁡(j⋅2π⋅offset⋅t)</text:p>
        </text:list-item>
        <text:list-item>
          <text:p text:style-name="P15">Verify correction using spectrogram visualization. </text:p>
        </text:list-item>
      </text:list>
      <text:h text:style-name="Heading_20_4" text:outline-level="4"><text:span text:style-name="Strong_20_Emphasis"><text:span text:style-name="T4">Step 7: Frequency Spectrum Analysis After Offset Correction</text:span></text:span></text:h>
      <text:list xml:id="list4272653922" text:style-name="L7">
        <text:list-item>
          <text:p text:style-name="P18">Compute FFT of the corrected packet. </text:p>
        </text:list-item>
        <text:list-item>
          <text:p text:style-name="P18">Shift zero frequency to the center. </text:p>
        </text:list-item>
        <text:list-item>
          <text:p text:style-name="P17">Plot the FFT magnitude for verification. </text:p>
        </text:list-item>
      </text:list>
      <text:h text:style-name="Heading_20_4" text:outline-level="4"><text:span text:style-name="Strong_20_Emphasis"><text:span text:style-name="T4">Step 8: Power Spectral Density (PSD) Analysis After Offset Correction</text:span></text:span></text:h>
      <text:list xml:id="list1619911906" text:style-name="L8">
        <text:list-item>
          <text:p text:style-name="P20">Apply Hamming window. </text:p>
        </text:list-item>
        <text:list-item>
          <text:p text:style-name="P20">Compute PSD using Welch’s method. </text:p>
        </text:list-item>
        <text:list-item>
          <text:p text:style-name="P19">Normalize and plot PSD with log scale. </text:p>
        </text:list-item>
      </text:list>
      <text:h text:style-name="Heading_20_4" text:outline-level="4"><text:span text:style-name="Strong_20_Emphasis"><text:span text:style-name="T4">Step 9: Low-Pass Filtering </text:span></text:span><text:span text:style-name="Strong_20_Emphasis"><text:span text:style-name="T6">or DFT low pass filter </text:span></text:span><text:span text:style-name="Strong_20_Emphasis"><text:span text:style-name="T4">After Frequency Offset Correction</text:span></text:span></text:h>
      <text:p text:style-name="P3"><text:span text:style-name="Strong_20_Emphasis"><text:span text:style-name="T6"><text:s text:c="4"/></text:span></text:span><text:span text:style-name="Strong_20_Emphasis"><text:span text:style-name="T8">Filtering using Low pass filter</text:span></text:span></text:p>
      <text:list xml:id="list672587172" text:style-name="L9">
        <text:list-item>
          <text:p text:style-name="P22">Design a Butterworth low-pass filter with an <text:s/>cutoff <text:span text:style-name="T1">frequency</text:span>. </text:p>
        </text:list-item>
        <text:list-item>
          <text:p text:style-name="P22">Apply zero-phase filtering (<text:span text:style-name="Source_20_Text">sosfiltfilt</text:span>). </text:p>
        </text:list-item>
        <text:list-item>
          <text:p text:style-name="P21">Plot spectrogram after filtering. </text:p>
        </text:list-item>
      </text:list>
      <text:p text:style-name="Text_20_body"><text:s text:c="6"/><text:span text:style-name="T9"><text:s/></text:span><text:bookmark text:name="Filtering-a-signal-using-the-DFT"/><text:span text:style-name="Strong_20_Emphasis"><text:span text:style-name="T9">Filtering a signal using the DFT</text:span></text:span></text:p>
      <text:p text:style-name="Text_20_body"><text:span text:style-name="Strong_20_Emphasis"><text:s text:c="8"/></text:span>Filtering a signal using the DFT involves the following steps:</text:p>
      <text:list xml:id="list2551404700" text:style-name="L10">
        <text:list-item>
          <text:p text:style-name="P23"><text:s/>Compute the DFT of the input signal using the np.fft.fft function.</text:p>
        </text:list-item>
        <text:list-item>
          <text:p text:style-name="P23">Multiply the DFT of the input signal with the frequency response of the desired filter.</text:p>
        </text:list-item>
        <text:list-item>
          <text:p text:style-name="P24">Compute the inverse DFT of the resulting product using the np.fft.ifft function to obtain the</text:p>
          <text:p text:style-name="P24"><text:span text:style-name="T7">f</text:span>iltered signal.</text:p>
        </text:list-item>
      </text:list>
      <text:p text:style-name="Text_20_body"/>
      <text:h text:style-name="Heading_20_4" text:outline-level="4"><text:soft-page-break/><text:span text:style-name="Strong_20_Emphasis"><text:span text:style-name="T4">Step 10: Frequency Spectrum Analysis After Filtering</text:span></text:span></text:h>
      <text:list xml:id="list3266635084" text:style-name="L11">
        <text:list-item>
          <text:p text:style-name="P26">Compute FFT after filtering. </text:p>
        </text:list-item>
        <text:list-item>
          <text:p text:style-name="P25">Analyze spectral content and plot FFT magnitude. </text:p>
        </text:list-item>
      </text:list>
      <text:h text:style-name="Heading_20_4" text:outline-level="4"><text:span text:style-name="Strong_20_Emphasis"><text:span text:style-name="T4">Step 11: PSD Calculation After Filtering</text:span></text:span></text:h>
      <text:list xml:id="list1379220332" text:style-name="L12">
        <text:list-item>
          <text:p text:style-name="P28">Compute PSD using Welch’s method. </text:p>
        </text:list-item>
        <text:list-item>
          <text:p text:style-name="P28">Apply a Hamming window if needed. </text:p>
        </text:list-item>
        <text:list-item>
          <text:p text:style-name="P28">Shift and normalize PSD. </text:p>
        </text:list-item>
        <text:list-item>
          <text:p text:style-name="P27">Plot PSD with mean level. </text:p>
        </text:list-item>
      </text:list>
      <text:h text:style-name="P1" text:outline-level="2"><text:span text:style-name="Strong_20_Emphasis"><text:span text:style-name="T5">Step 12: SNR Calculation After Filtering of Signal Packets</text:span></text:span></text:h>
      <text:list xml:id="list122809747" text:style-name="L13">
        <text:list-item>
          <text:p text:style-name="P29">Compute signal power by integrating the PSD within the specified signal frequency band.</text:p>
        </text:list-item>
      </text:list>
      <text:list xml:id="list4219371358" text:style-name="L14">
        <text:list-item>
          <text:p text:style-name="P30">Compute noise power by integrating the PSD within the specified negative and positive noise frequency bands.</text:p>
        </text:list-item>
      </text:list>
      <text:list xml:id="list457993916" text:style-name="L15">
        <text:list-item>
          <text:p text:style-name="P32">Compute the Signal-to-Noise Ratio (SNR) in decibels (dB) using the formula: </text:p>
          <text:p text:style-name="P32">SNRdB = 10 * log10(Psignal / Pnoise)</text:p>
        </text:list-item>
        <text:list-item>
          <text:p text:style-name="P31">Interpret SNR to evaluate signal quality after filtering.</text:p>
        </text:list-item>
      </text:list>
      <text:h text:style-name="Heading_20_4" text:outline-level="4"><text:span text:style-name="Strong_20_Emphasis"><text:span text:style-name="T4">Step 1</text:span></text:span><text:span text:style-name="Strong_20_Emphasis"><text:span text:style-name="T5">3</text:span></text:span><text:span text:style-name="Strong_20_Emphasis"><text:span text:style-name="T4">: Skewness and Kurtosis Calculation with KDE Plot for Filtered Signal Magnitude</text:span></text:span></text:h>
      <text:list xml:id="list824141449" text:style-name="L16">
        <text:list-item>
          <text:p text:style-name="P34">Compute skewness: Skewness = (n / ((n - 1) * (n - 2))) * Σ((|x_i - μ|) / σ)^3</text:p>
        </text:list-item>
        <text:list-item>
          <text:p text:style-name="P34">Compute kurtosis: Kurtosis = (1 / n) * Σ((|x_i - μ|) / σ)^4 - 3</text:p>
        </text:list-item>
        <text:list-item>
          <text:p text:style-name="P35">Classify skewness and kurtosis (symmetric, leptokurtic, platykurtic). </text:p>
        </text:list-item>
        <text:list-item>
          <text:p text:style-name="P33">Estimate Probability Density Function (PDF) using Kernel Density Estimation (KDE). </text:p>
        </text:list-item>
      </text:list>
      <text:h text:style-name="Heading_20_4" text:outline-level="4"><text:span text:style-name="Strong_20_Emphasis"><text:span text:style-name="T4">Step 1</text:span></text:span><text:span text:style-name="Strong_20_Emphasis"><text:span text:style-name="T5">4</text:span></text:span><text:span text:style-name="Strong_20_Emphasis"><text:span text:style-name="T4">: Pattern Detection and Extraction</text:span></text:span></text:h>
      <text:list xml:id="list1624597905" text:style-name="L17">
        <text:list-item>
          <text:p text:style-name="P37">Compute energy of each sample: Energy= |x_i|^2 </text:p>
        </text:list-item>
        <text:list-item>
          <text:p text:style-name="P37">Apply a moving average to smooth energy. </text:p>
        </text:list-item>
        <text:list-item>
          <text:p text:style-name="P37">Set an energy threshold to identify patterns. </text:p>
        </text:list-item>
        <text:list-item>
          <text:p text:style-name="P37">Detect and extract patterns based on duration. </text:p>
        </text:list-item>
        <text:list-item>
          <text:p text:style-name="P36">Visualize energy profile and detected patterns. </text:p>
        </text:list-item>
      </text:list>
      <text:h text:style-name="Heading_20_4" text:outline-level="4"><text:span text:style-name="Strong_20_Emphasis"><text:span text:style-name="T4">Step 1</text:span></text:span><text:span text:style-name="Strong_20_Emphasis"><text:span text:style-name="T5">5</text:span></text:span><text:span text:style-name="Strong_20_Emphasis"><text:span text:style-name="T4">: Skewness and Kurtosis Computation for Extracted Patterns</text:span></text:span></text:h>
      <text:list xml:id="list597466095" text:style-name="L18">
        <text:list-item>
          <text:p text:style-name="P39">Compute skewness and kurtosis for each pattern. </text:p>
        </text:list-item>
        <text:list-item>
          <text:p text:style-name="P39">Classify results (symmetric, skewed, sharp/flat peak). </text:p>
        </text:list-item>
        <text:list-item>
          <text:p text:style-name="P38">Generate KDE plot for each pattern to visualize amplitude distribution. </text:p>
        </text:list-item>
      </text:list>
      <text:p text:style-name="Horizontal_20_Line"/>
      <text:p text:style-name="Text_20_body"/>
      <text:h text:style-name="P4" text:outline-level="2"><text:soft-page-break/><text:span text:style-name="Strong_20_Emphasis">Tools &amp; Technologies Used</text:span></text:h>
      <text:list xml:id="list1656798769" text:style-name="L19">
        <text:list-item>
          <text:p text:style-name="P43"><text:span text:style-name="Strong_20_Emphasis">Programming:</text:span> Python (NumPy, SciPy, Matplotlib) </text:p>
        </text:list-item>
        <text:list-item>
          <text:p text:style-name="P43"><text:span text:style-name="Strong_20_Emphasis">Signal Processing Techniques:</text:span> FFT, Welch’s Method, Bandpass &amp; Low-Pass Filtering, Frequency Offset Estimation </text:p>
        </text:list-item>
        <text:list-item>
          <text:p text:style-name="P44"><text:span text:style-name="Strong_20_Emphasis">Visualization Tools:</text:span> Inspectrum, Spectrograms, KDE Plots </text:p>
        </text:list-item>
      </text:list>
      <text:h text:style-name="P4" text:outline-level="2"><text:span text:style-name="Strong_20_Emphasis">Project Outcome</text:span></text:h>
      <text:p text:style-name="P40">Achieved successful <text:span text:style-name="Strong_20_Emphasis">detection, extraction, and analysis</text:span> of signal packets with improved SNR. The integrated DSP techniques provided enhanced signal characterization and pattern recognition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2:14:46.856775410</meta:creation-date>
    <dc:date>2025-02-19T11:46:25.096780543</dc:date>
    <meta:editing-duration>PT9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94" meta:word-count="820" meta:character-count="5207" meta:non-whitespace-character-count="4482"/>
  </office:meta>
</office:document-meta>
</file>